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72">
            <text:p>LuS-7272</text:p>
          </table:table-cell>
          <table:table-cell office:value-type="float" office:value="83.41248">
            <text:p>83.41248</text:p>
          </table:table-cell>
          <table:table-cell office:value-type="float" office:value="-25.58845">
            <text:p>-25.58845</text:p>
          </table:table-cell>
          <table:table-cell office:value-type="float" office:value="38880.0">
            <text:p>38880.0</text:p>
          </table:table-cell>
          <table:table-cell office:value-type="float" office:value="1800.0">
            <text:p>18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1">
            <text:p>LuS-7721</text:p>
          </table:table-cell>
          <table:table-cell office:value-type="float" office:value="83.64385">
            <text:p>83.64385</text:p>
          </table:table-cell>
          <table:table-cell office:value-type="float" office:value="-30.9755">
            <text:p>-30.9755</text:p>
          </table:table-cell>
          <table:table-cell office:value-type="float" office:value="6205.0">
            <text:p>620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K-3407">
            <text:p>K-3407</text:p>
          </table:table-cell>
          <table:table-cell office:value-type="float" office:value="83.667">
            <text:p>83.667</text:p>
          </table:table-cell>
          <table:table-cell office:value-type="float" office:value="-30.633">
            <text:p>-30.633</text:p>
          </table:table-cell>
          <table:table-cell office:value-type="float" office:value="8316.0">
            <text:p>8316.0</text:p>
          </table:table-cell>
          <table:table-cell office:value-type="float" office:value="96.0">
            <text:p>96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K-3406">
            <text:p>K-3406</text:p>
          </table:table-cell>
          <table:table-cell office:value-type="float" office:value="83.65">
            <text:p>83.65</text:p>
          </table:table-cell>
          <table:table-cell office:value-type="float" office:value="-33.517">
            <text:p>-33.517</text:p>
          </table:table-cell>
          <table:table-cell office:value-type="float" office:value="8481.0">
            <text:p>8481.0</text:p>
          </table:table-cell>
          <table:table-cell office:value-type="float" office:value="124.0">
            <text:p>124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73">
            <text:p>LuS-7273</text:p>
          </table:table-cell>
          <table:table-cell office:value-type="float" office:value="83.40837">
            <text:p>83.40837</text:p>
          </table:table-cell>
          <table:table-cell office:value-type="float" office:value="-25.68902">
            <text:p>-25.68902</text:p>
          </table:table-cell>
          <table:table-cell office:value-type="float" office:value="9365.0">
            <text:p>9365.0</text:p>
          </table:table-cell>
          <table:table-cell office:value-type="float" office:value="65.0">
            <text:p>6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0">
            <text:p>LuS-7720</text:p>
          </table:table-cell>
          <table:table-cell office:value-type="float" office:value="83.65048">
            <text:p>83.65048</text:p>
          </table:table-cell>
          <table:table-cell office:value-type="float" office:value="-31.11172">
            <text:p>-31.11172</text:p>
          </table:table-cell>
          <table:table-cell office:value-type="float" office:value="6385.0">
            <text:p>638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K-3288">
            <text:p>K-3288</text:p>
          </table:table-cell>
          <table:table-cell office:value-type="float" office:value="83.6">
            <text:p>83.6</text:p>
          </table:table-cell>
          <table:table-cell office:value-type="float" office:value="-31.967">
            <text:p>-31.967</text:p>
          </table:table-cell>
          <table:table-cell office:value-type="float" office:value="8816.0">
            <text:p>8816.0</text:p>
          </table:table-cell>
          <table:table-cell office:value-type="float" office:value="124.0">
            <text:p>124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K-3287">
            <text:p>K-3287</text:p>
          </table:table-cell>
          <table:table-cell office:value-type="float" office:value="83.65">
            <text:p>83.65</text:p>
          </table:table-cell>
          <table:table-cell office:value-type="float" office:value="-33.517">
            <text:p>-33.517</text:p>
          </table:table-cell>
          <table:table-cell office:value-type="float" office:value="8866.0">
            <text:p>8866.0</text:p>
          </table:table-cell>
          <table:table-cell office:value-type="float" office:value="124.0">
            <text:p>124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90">
            <text:p>LuS-7990</text:p>
          </table:table-cell>
          <table:table-cell office:value-type="float" office:value="83.64913">
            <text:p>83.64913</text:p>
          </table:table-cell>
          <table:table-cell office:value-type="float" office:value="-31.00782">
            <text:p>-31.00782</text:p>
          </table:table-cell>
          <table:table-cell office:value-type="float" office:value="145.0">
            <text:p>145.0</text:p>
          </table:table-cell>
          <table:table-cell office:value-type="float" office:value="50.0">
            <text:p>50.0</text:p>
          </table:table-cell>
          <table:table-cell office:value-type="string" office:value="Populus">
            <text:p>Popul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051">
            <text:p>LuS-7051</text:p>
          </table:table-cell>
          <table:table-cell office:value-type="float" office:value="83.6019">
            <text:p>83.6019</text:p>
          </table:table-cell>
          <table:table-cell office:value-type="float" office:value="-32.00162">
            <text:p>-32.00162</text:p>
          </table:table-cell>
          <table:table-cell office:value-type="float" office:value="8345.0">
            <text:p>8345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6">
            <text:p>4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052">
            <text:p>LuS-7052</text:p>
          </table:table-cell>
          <table:table-cell office:value-type="float" office:value="83.61667">
            <text:p>83.61667</text:p>
          </table:table-cell>
          <table:table-cell office:value-type="float" office:value="-30.51728">
            <text:p>-30.51728</text:p>
          </table:table-cell>
          <table:table-cell office:value-type="float" office:value="7055.0">
            <text:p>7055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053">
            <text:p>LuS-7053</text:p>
          </table:table-cell>
          <table:table-cell office:value-type="float" office:value="83.62248">
            <text:p>83.62248</text:p>
          </table:table-cell>
          <table:table-cell office:value-type="float" office:value="-30.55827">
            <text:p>-30.55827</text:p>
          </table:table-cell>
          <table:table-cell office:value-type="float" office:value="9125.0">
            <text:p>9125.0</text:p>
          </table:table-cell>
          <table:table-cell office:value-type="float" office:value="50.0">
            <text:p>5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81">
            <text:p>LuS-7481</text:p>
          </table:table-cell>
          <table:table-cell office:value-type="float" office:value="83.64903">
            <text:p>83.64903</text:p>
          </table:table-cell>
          <table:table-cell office:value-type="float" office:value="-33.27585">
            <text:p>-33.27585</text:p>
          </table:table-cell>
          <table:table-cell office:value-type="float" office:value="6740.0">
            <text:p>674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054">
            <text:p>LuS-7054</text:p>
          </table:table-cell>
          <table:table-cell office:value-type="float" office:value="83.62197">
            <text:p>83.62197</text:p>
          </table:table-cell>
          <table:table-cell office:value-type="float" office:value="-30.51458">
            <text:p>-30.51458</text:p>
          </table:table-cell>
          <table:table-cell office:value-type="float" office:value="6795.0">
            <text:p>6795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059">
            <text:p>LuS-7059</text:p>
          </table:table-cell>
          <table:table-cell office:value-type="float" office:value="83.6019">
            <text:p>83.6019</text:p>
          </table:table-cell>
          <table:table-cell office:value-type="float" office:value="-32.00162">
            <text:p>-32.00162</text:p>
          </table:table-cell>
          <table:table-cell office:value-type="float" office:value="9085.0">
            <text:p>9085.0</text:p>
          </table:table-cell>
          <table:table-cell office:value-type="float" office:value="55.0">
            <text:p>55.0</text:p>
          </table:table-cell>
          <table:table-cell office:value-type="string" office:value="Sea weed">
            <text:p>Sea weed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6">
            <text:p>4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70">
            <text:p>LuS-7270</text:p>
          </table:table-cell>
          <table:table-cell office:value-type="float" office:value="83.39893">
            <text:p>83.39893</text:p>
          </table:table-cell>
          <table:table-cell office:value-type="float" office:value="-25.5221">
            <text:p>-25.5221</text:p>
          </table:table-cell>
          <table:table-cell office:value-type="float" office:value="8130.0">
            <text:p>813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K-3405">
            <text:p>K-3405</text:p>
          </table:table-cell>
          <table:table-cell office:value-type="float" office:value="83.65">
            <text:p>83.65</text:p>
          </table:table-cell>
          <table:table-cell office:value-type="float" office:value="-33.517">
            <text:p>-33.517</text:p>
          </table:table-cell>
          <table:table-cell office:value-type="float" office:value="8320.0">
            <text:p>8320.0</text:p>
          </table:table-cell>
          <table:table-cell office:value-type="float" office:value="119.0">
            <text:p>119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Funder1982">
            <text:p>Funder1982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060">
            <text:p>LuS-7060</text:p>
          </table:table-cell>
          <table:table-cell office:value-type="float" office:value="83.62205">
            <text:p>83.62205</text:p>
          </table:table-cell>
          <table:table-cell office:value-type="float" office:value="-30.51335">
            <text:p>-30.51335</text:p>
          </table:table-cell>
          <table:table-cell office:value-type="float" office:value="6495.0">
            <text:p>6495.0</text:p>
          </table:table-cell>
          <table:table-cell office:value-type="float" office:value="50.0">
            <text:p>50.0</text:p>
          </table:table-cell>
          <table:table-cell office:value-type="string" office:value="Terrestrial plant detritus">
            <text:p>Terrestrial plant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89">
            <text:p>LuS-7989</text:p>
          </table:table-cell>
          <table:table-cell office:value-type="float" office:value="83.64523">
            <text:p>83.64523</text:p>
          </table:table-cell>
          <table:table-cell office:value-type="float" office:value="-30.93852">
            <text:p>-30.93852</text:p>
          </table:table-cell>
          <table:table-cell office:value-type="float" office:value="1880.0">
            <text:p>1880.0</text:p>
          </table:table-cell>
          <table:table-cell office:value-type="float" office:value="50.0">
            <text:p>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5">
            <text:p>AAR-11915</text:p>
          </table:table-cell>
          <table:table-cell office:value-type="float" office:value="83.6435">
            <text:p>83.6435</text:p>
          </table:table-cell>
          <table:table-cell office:value-type="float" office:value="-31.39783">
            <text:p>-31.39783</text:p>
          </table:table-cell>
          <table:table-cell office:value-type="float" office:value="41250.0">
            <text:p>41250.0</text:p>
          </table:table-cell>
          <table:table-cell office:value-type="float" office:value="800.0">
            <text:p>800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4.6000000000000005">
            <text:p>4.6000000000000005</text:p>
          </table:table-cell>
          <table:table-cell office:value-type="float" office:value="4.6000000000000005">
            <text:p>4.6000000000000005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88">
            <text:p>LuS-7988</text:p>
          </table:table-cell>
          <table:table-cell office:value-type="float" office:value="83.64523">
            <text:p>83.64523</text:p>
          </table:table-cell>
          <table:table-cell office:value-type="float" office:value="-30.93852">
            <text:p>-30.93852</text:p>
          </table:table-cell>
          <table:table-cell office:value-type="float" office:value="5135.0">
            <text:p>513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2000000000000002">
            <text:p>1.2000000000000002</text:p>
          </table:table-cell>
          <table:table-cell office:value-type="float" office:value="1.2000000000000002">
            <text:p>1.200000000000000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94">
            <text:p>LuS-7994</text:p>
          </table:table-cell>
          <table:table-cell office:value-type="float" office:value="83.65685">
            <text:p>83.65685</text:p>
          </table:table-cell>
          <table:table-cell office:value-type="float" office:value="-31.25128">
            <text:p>-31.25128</text:p>
          </table:table-cell>
          <table:table-cell office:value-type="float" office:value="3105.0">
            <text:p>3105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5">
            <text:p>LuS-7725</text:p>
          </table:table-cell>
          <table:table-cell office:value-type="float" office:value="83.64935">
            <text:p>83.64935</text:p>
          </table:table-cell>
          <table:table-cell office:value-type="float" office:value="-31.0146">
            <text:p>-31.0146</text:p>
          </table:table-cell>
          <table:table-cell office:value-type="float" office:value="7065.0">
            <text:p>706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4">
            <text:p>LuS-7724</text:p>
          </table:table-cell>
          <table:table-cell office:value-type="float" office:value="83.6454">
            <text:p>83.6454</text:p>
          </table:table-cell>
          <table:table-cell office:value-type="float" office:value="-30.97107">
            <text:p>-30.97107</text:p>
          </table:table-cell>
          <table:table-cell office:value-type="float" office:value="5080.0">
            <text:p>5080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74">
            <text:p>LuS-7474</text:p>
          </table:table-cell>
          <table:table-cell office:value-type="float" office:value="83.5954">
            <text:p>83.5954</text:p>
          </table:table-cell>
          <table:table-cell office:value-type="float" office:value="-32.02757">
            <text:p>-32.02757</text:p>
          </table:table-cell>
          <table:table-cell office:value-type="float" office:value="9470.0">
            <text:p>947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75">
            <text:p>LuS-7475</text:p>
          </table:table-cell>
          <table:table-cell office:value-type="float" office:value="83.63597">
            <text:p>83.63597</text:p>
          </table:table-cell>
          <table:table-cell office:value-type="float" office:value="-32.87472">
            <text:p>-32.87472</text:p>
          </table:table-cell>
          <table:table-cell office:value-type="float" office:value="7920.0">
            <text:p>792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76">
            <text:p>LuS-7476</text:p>
          </table:table-cell>
          <table:table-cell office:value-type="float" office:value="83.59975">
            <text:p>83.59975</text:p>
          </table:table-cell>
          <table:table-cell office:value-type="float" office:value="-32.11957">
            <text:p>-32.11957</text:p>
          </table:table-cell>
          <table:table-cell office:value-type="float" office:value="8805.0">
            <text:p>8805.0</text:p>
          </table:table-cell>
          <table:table-cell office:value-type="float" office:value="60.0">
            <text:p>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2.5">
            <text:p>22.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95">
            <text:p>LuS-7995</text:p>
          </table:table-cell>
          <table:table-cell office:value-type="float" office:value="83.6524">
            <text:p>83.6524</text:p>
          </table:table-cell>
          <table:table-cell office:value-type="float" office:value="-31.1165">
            <text:p>-31.1165</text:p>
          </table:table-cell>
          <table:table-cell office:value-type="float" office:value="2465.0">
            <text:p>2465.0</text:p>
          </table:table-cell>
          <table:table-cell office:value-type="float" office:value="50.0">
            <text:p>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87">
            <text:p>LuS-7987</text:p>
          </table:table-cell>
          <table:table-cell office:value-type="float" office:value="83.64833">
            <text:p>83.64833</text:p>
          </table:table-cell>
          <table:table-cell office:value-type="float" office:value="-30.95953">
            <text:p>-30.95953</text:p>
          </table:table-cell>
          <table:table-cell office:value-type="float" office:value="180.0">
            <text:p>180.0</text:p>
          </table:table-cell>
          <table:table-cell office:value-type="float" office:value="45.0">
            <text:p>45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77">
            <text:p>LuS-7477</text:p>
          </table:table-cell>
          <table:table-cell office:value-type="float" office:value="83.59975">
            <text:p>83.59975</text:p>
          </table:table-cell>
          <table:table-cell office:value-type="float" office:value="-32.11957">
            <text:p>-32.11957</text:p>
          </table:table-cell>
          <table:table-cell office:value-type="float" office:value="9380.0">
            <text:p>938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2.5">
            <text:p>22.5</text:p>
          </table:table-cell>
          <table:table-cell office:value-type="float" office:value="4.5">
            <text:p>4.5</text:p>
          </table:table-cell>
          <table:table-cell office:value-type="float" office:value="4.5">
            <text:p>4.5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9067">
            <text:p>LuS-9067</text:p>
          </table:table-cell>
          <table:table-cell office:value-type="float" office:value="83.5954">
            <text:p>83.5954</text:p>
          </table:table-cell>
          <table:table-cell office:value-type="float" office:value="-31.1144">
            <text:p>-31.1144</text:p>
          </table:table-cell>
          <table:table-cell office:value-type="float" office:value="8870.0">
            <text:p>887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9.2">
            <text:p>39.2</text:p>
          </table:table-cell>
          <table:table-cell office:value-type="float" office:value="7.840000000000001">
            <text:p>7.840000000000001</text:p>
          </table:table-cell>
          <table:table-cell office:value-type="float" office:value="7.840000000000001">
            <text:p>7.840000000000001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78">
            <text:p>LuS-7478</text:p>
          </table:table-cell>
          <table:table-cell office:value-type="float" office:value="83.59265">
            <text:p>83.59265</text:p>
          </table:table-cell>
          <table:table-cell office:value-type="float" office:value="-32.02757">
            <text:p>-32.02757</text:p>
          </table:table-cell>
          <table:table-cell office:value-type="float" office:value="9485.0">
            <text:p>9485.0</text:p>
          </table:table-cell>
          <table:table-cell office:value-type="float" office:value="65.0">
            <text:p>6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79">
            <text:p>LuS-7479</text:p>
          </table:table-cell>
          <table:table-cell office:value-type="float" office:value="83.59265">
            <text:p>83.59265</text:p>
          </table:table-cell>
          <table:table-cell office:value-type="float" office:value="-32.02757">
            <text:p>-32.02757</text:p>
          </table:table-cell>
          <table:table-cell office:value-type="float" office:value="9100.0">
            <text:p>910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80">
            <text:p>LuS-7480</text:p>
          </table:table-cell>
          <table:table-cell office:value-type="float" office:value="83.64903">
            <text:p>83.64903</text:p>
          </table:table-cell>
          <table:table-cell office:value-type="float" office:value="-33.27585">
            <text:p>-33.27585</text:p>
          </table:table-cell>
          <table:table-cell office:value-type="float" office:value="6905.0">
            <text:p>6905.0</text:p>
          </table:table-cell>
          <table:table-cell office:value-type="float" office:value="60.0">
            <text:p>60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4">
            <text:p>AAR-11914</text:p>
          </table:table-cell>
          <table:table-cell office:value-type="float" office:value="83.64298">
            <text:p>83.64298</text:p>
          </table:table-cell>
          <table:table-cell office:value-type="float" office:value="-31.4818">
            <text:p>-31.4818</text:p>
          </table:table-cell>
          <table:table-cell office:value-type="float" office:value="9109.0">
            <text:p>9109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4.6000000000000005">
            <text:p>4.6000000000000005</text:p>
          </table:table-cell>
          <table:table-cell office:value-type="float" office:value="4.6000000000000005">
            <text:p>4.6000000000000005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6">
            <text:p>LuS-7726</text:p>
          </table:table-cell>
          <table:table-cell office:value-type="float" office:value="83.65023">
            <text:p>83.65023</text:p>
          </table:table-cell>
          <table:table-cell office:value-type="float" office:value="-31.06473">
            <text:p>-31.06473</text:p>
          </table:table-cell>
          <table:table-cell office:value-type="float" office:value="185.0">
            <text:p>185.0</text:p>
          </table:table-cell>
          <table:table-cell office:value-type="float" office:value="45.0">
            <text:p>45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3">
            <text:p>AAR-11913</text:p>
          </table:table-cell>
          <table:table-cell office:value-type="float" office:value="83.64755">
            <text:p>83.64755</text:p>
          </table:table-cell>
          <table:table-cell office:value-type="float" office:value="-31.48855">
            <text:p>-31.48855</text:p>
          </table:table-cell>
          <table:table-cell office:value-type="float" office:value="9170.0">
            <text:p>917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6">
            <text:p>AAR-11916</text:p>
          </table:table-cell>
          <table:table-cell office:value-type="float" office:value="83.64385">
            <text:p>83.64385</text:p>
          </table:table-cell>
          <table:table-cell office:value-type="float" office:value="-30.9755">
            <text:p>-30.9755</text:p>
          </table:table-cell>
          <table:table-cell office:value-type="float" office:value="7887.0">
            <text:p>7887.0</text:p>
          </table:table-cell>
          <table:table-cell office:value-type="float" office:value="41.0">
            <text:p>41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93">
            <text:p>LuS-7993</text:p>
          </table:table-cell>
          <table:table-cell office:value-type="float" office:value="83.65445">
            <text:p>83.65445</text:p>
          </table:table-cell>
          <table:table-cell office:value-type="float" office:value="-31.3701">
            <text:p>-31.3701</text:p>
          </table:table-cell>
          <table:table-cell office:value-type="float" office:value="1320.0">
            <text:p>1320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79">
            <text:p>LuS-7279</text:p>
          </table:table-cell>
          <table:table-cell office:value-type="float" office:value="83.57213">
            <text:p>83.57213</text:p>
          </table:table-cell>
          <table:table-cell office:value-type="float" office:value="-32.0286">
            <text:p>-32.0286</text:p>
          </table:table-cell>
          <table:table-cell office:value-type="float" office:value="6880.0">
            <text:p>6880.0</text:p>
          </table:table-cell>
          <table:table-cell office:value-type="float" office:value="50.0">
            <text:p>50.0</text:p>
          </table:table-cell>
          <table:table-cell office:value-type="string" office:value="Cassiope tetragona (plant)">
            <text:p>Cassiope tetragona (plant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80">
            <text:p>LuS-7280</text:p>
          </table:table-cell>
          <table:table-cell office:value-type="float" office:value="83.57213">
            <text:p>83.57213</text:p>
          </table:table-cell>
          <table:table-cell office:value-type="float" office:value="-32.0286">
            <text:p>-32.0286</text:p>
          </table:table-cell>
          <table:table-cell office:value-type="float" office:value="8430.0">
            <text:p>8430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81">
            <text:p>LuS-7281</text:p>
          </table:table-cell>
          <table:table-cell office:value-type="float" office:value="83.53443">
            <text:p>83.53443</text:p>
          </table:table-cell>
          <table:table-cell office:value-type="float" office:value="-28.74228">
            <text:p>-28.74228</text:p>
          </table:table-cell>
          <table:table-cell office:value-type="float" office:value="8090.0">
            <text:p>809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91">
            <text:p>LuS-7991</text:p>
          </table:table-cell>
          <table:table-cell office:value-type="float" office:value="83.6541">
            <text:p>83.6541</text:p>
          </table:table-cell>
          <table:table-cell office:value-type="float" office:value="-31.151">
            <text:p>-31.151</text:p>
          </table:table-cell>
          <table:table-cell office:value-type="float" office:value="215.0">
            <text:p>215.0</text:p>
          </table:table-cell>
          <table:table-cell office:value-type="float" office:value="45.0">
            <text:p>4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82">
            <text:p>LuS-7282</text:p>
          </table:table-cell>
          <table:table-cell office:value-type="float" office:value="83.5496">
            <text:p>83.5496</text:p>
          </table:table-cell>
          <table:table-cell office:value-type="float" office:value="-29.1033">
            <text:p>-29.1033</text:p>
          </table:table-cell>
          <table:table-cell office:value-type="float" office:value="8450.0">
            <text:p>845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2111">
            <text:p>AAR-12111</text:p>
          </table:table-cell>
          <table:table-cell office:value-type="float" office:value="83.52147">
            <text:p>83.52147</text:p>
          </table:table-cell>
          <table:table-cell office:value-type="float" office:value="-28.35303">
            <text:p>-28.35303</text:p>
          </table:table-cell>
          <table:table-cell office:value-type="float" office:value="7238.0">
            <text:p>7238.0</text:p>
          </table:table-cell>
          <table:table-cell office:value-type="float" office:value="48.0">
            <text:p>48.0</text:p>
          </table:table-cell>
          <table:table-cell office:value-type="string" office:value="Marine algae">
            <text:p>Marine algae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23">
            <text:p>AAR-11923</text:p>
          </table:table-cell>
          <table:table-cell office:value-type="float" office:value="83.54008">
            <text:p>83.54008</text:p>
          </table:table-cell>
          <table:table-cell office:value-type="float" office:value="-29.64741">
            <text:p>-29.64741</text:p>
          </table:table-cell>
          <table:table-cell office:value-type="float" office:value="4398.0">
            <text:p>4398.0</text:p>
          </table:table-cell>
          <table:table-cell office:value-type="float" office:value="40.0">
            <text:p>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22">
            <text:p>AAR-11922</text:p>
          </table:table-cell>
          <table:table-cell office:value-type="float" office:value="83.62803">
            <text:p>83.62803</text:p>
          </table:table-cell>
          <table:table-cell office:value-type="float" office:value="-30.68772">
            <text:p>-30.68772</text:p>
          </table:table-cell>
          <table:table-cell office:value-type="float" office:value="8648.0">
            <text:p>8648.0</text:p>
          </table:table-cell>
          <table:table-cell office:value-type="float" office:value="46.0">
            <text:p>46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21">
            <text:p>AAR-11921</text:p>
          </table:table-cell>
          <table:table-cell office:value-type="float" office:value="83.6425">
            <text:p>83.6425</text:p>
          </table:table-cell>
          <table:table-cell office:value-type="float" office:value="-31.06055">
            <text:p>-31.06055</text:p>
          </table:table-cell>
          <table:table-cell office:value-type="float" office:value="35800.0">
            <text:p>35800.0</text:p>
          </table:table-cell>
          <table:table-cell office:value-type="float" office:value="500.0">
            <text:p>50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4.800000000000001">
            <text:p>4.800000000000001</text:p>
          </table:table-cell>
          <table:table-cell office:value-type="float" office:value="4.800000000000001">
            <text:p>4.800000000000001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20">
            <text:p>AAR-11920</text:p>
          </table:table-cell>
          <table:table-cell office:value-type="float" office:value="83.63662">
            <text:p>83.63662</text:p>
          </table:table-cell>
          <table:table-cell office:value-type="float" office:value="-30.92632">
            <text:p>-30.92632</text:p>
          </table:table-cell>
          <table:table-cell office:value-type="float" office:value="9235.0">
            <text:p>9235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W-1090">
            <text:p>W-1090</text:p>
          </table:table-cell>
          <table:table-cell office:value-type="float" office:value="83.6">
            <text:p>83.6</text:p>
          </table:table-cell>
          <table:table-cell office:value-type="float" office:value="-30.5">
            <text:p>-30.5</text:p>
          </table:table-cell>
          <table:table-cell office:value-type="float" office:value="8135.0">
            <text:p>8135.0</text:p>
          </table:table-cell>
          <table:table-cell office:value-type="float" office:value="401.0">
            <text:p>401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W-1088">
            <text:p>W-1088</text:p>
          </table:table-cell>
          <table:table-cell office:value-type="float" office:value="83.6">
            <text:p>83.6</text:p>
          </table:table-cell>
          <table:table-cell office:value-type="float" office:value="-30.5">
            <text:p>-30.5</text:p>
          </table:table-cell>
          <table:table-cell office:value-type="float" office:value="1605.0">
            <text:p>1605.0</text:p>
          </table:table-cell>
          <table:table-cell office:value-type="float" office:value="302.0">
            <text:p>302.0</text:p>
          </table:table-cell>
          <table:table-cell office:value-type="string" office:value="Mya truncata, Astarte elliptica">
            <text:p>Mya truncata, Astarte ellip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vesEtal1964">
            <text:p>IvesEtal1964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9">
            <text:p>AAR-11919</text:p>
          </table:table-cell>
          <table:table-cell office:value-type="float" office:value="83.64603">
            <text:p>83.64603</text:p>
          </table:table-cell>
          <table:table-cell office:value-type="float" office:value="-31.00147">
            <text:p>-31.00147</text:p>
          </table:table-cell>
          <table:table-cell office:value-type="float" office:value="9560.0">
            <text:p>956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3.0">
            <text:p>23.0</text:p>
          </table:table-cell>
          <table:table-cell office:value-type="float" office:value="4.6000000000000005">
            <text:p>4.6000000000000005</text:p>
          </table:table-cell>
          <table:table-cell office:value-type="float" office:value="4.6000000000000005">
            <text:p>4.6000000000000005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8">
            <text:p>AAR-11918</text:p>
          </table:table-cell>
          <table:table-cell office:value-type="float" office:value="83.6472">
            <text:p>83.6472</text:p>
          </table:table-cell>
          <table:table-cell office:value-type="float" office:value="-30.9407">
            <text:p>-30.9407</text:p>
          </table:table-cell>
          <table:table-cell office:value-type="float" office:value="4657.0">
            <text:p>4657.0</text:p>
          </table:table-cell>
          <table:table-cell office:value-type="float" office:value="36.0">
            <text:p>36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992">
            <text:p>LuS-7992</text:p>
          </table:table-cell>
          <table:table-cell office:value-type="float" office:value="83.65468">
            <text:p>83.65468</text:p>
          </table:table-cell>
          <table:table-cell office:value-type="float" office:value="-31.16228">
            <text:p>-31.16228</text:p>
          </table:table-cell>
          <table:table-cell office:value-type="float" office:value="145.0">
            <text:p>145.0</text:p>
          </table:table-cell>
          <table:table-cell office:value-type="float" office:value="50.0">
            <text:p>50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7">
            <text:p>AAR-11917</text:p>
          </table:table-cell>
          <table:table-cell office:value-type="float" office:value="83.64448">
            <text:p>83.64448</text:p>
          </table:table-cell>
          <table:table-cell office:value-type="float" office:value="-30.94842">
            <text:p>-30.94842</text:p>
          </table:table-cell>
          <table:table-cell office:value-type="float" office:value="8377.0">
            <text:p>8377.0</text:p>
          </table:table-cell>
          <table:table-cell office:value-type="float" office:value="40.0">
            <text:p>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2">
            <text:p>AAR-11912</text:p>
          </table:table-cell>
          <table:table-cell office:value-type="float" office:value="83.65108">
            <text:p>83.65108</text:p>
          </table:table-cell>
          <table:table-cell office:value-type="float" office:value="-31.4273">
            <text:p>-31.4273</text:p>
          </table:table-cell>
          <table:table-cell office:value-type="float" office:value="5845.0">
            <text:p>5845.0</text:p>
          </table:table-cell>
          <table:table-cell office:value-type="float" office:value="60.0">
            <text:p>60.0</text:p>
          </table:table-cell>
          <table:table-cell office:value-type="string" office:value="Monodon monoceros (Narwhale)">
            <text:p>Monodon monoceros (Narwhale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72">
            <text:p>LuS-7472</text:p>
          </table:table-cell>
          <table:table-cell office:value-type="float" office:value="83.64537">
            <text:p>83.64537</text:p>
          </table:table-cell>
          <table:table-cell office:value-type="float" office:value="-33.38433">
            <text:p>-33.38433</text:p>
          </table:table-cell>
          <table:table-cell office:value-type="float" office:value="8705.0">
            <text:p>8705.0</text:p>
          </table:table-cell>
          <table:table-cell office:value-type="float" office:value="60.0">
            <text:p>60.0</text:p>
          </table:table-cell>
          <table:table-cell office:value-type="string" office:value="Terrestrial plant detritus">
            <text:p>Terrestrial plant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1">
            <text:p>AAR-11911</text:p>
          </table:table-cell>
          <table:table-cell office:value-type="float" office:value="83.6509">
            <text:p>83.6509</text:p>
          </table:table-cell>
          <table:table-cell office:value-type="float" office:value="-31.16435">
            <text:p>-31.16435</text:p>
          </table:table-cell>
          <table:table-cell office:value-type="float" office:value="8315.0">
            <text:p>8315.0</text:p>
          </table:table-cell>
          <table:table-cell office:value-type="float" office:value="60.0">
            <text:p>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3">
            <text:p>LuS-7723</text:p>
          </table:table-cell>
          <table:table-cell office:value-type="float" office:value="83.6461">
            <text:p>83.6461</text:p>
          </table:table-cell>
          <table:table-cell office:value-type="float" office:value="-30.92465">
            <text:p>-30.92465</text:p>
          </table:table-cell>
          <table:table-cell office:value-type="float" office:value="3775.0">
            <text:p>377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83">
            <text:p>LuS-7283</text:p>
          </table:table-cell>
          <table:table-cell office:value-type="float" office:value="83.55695">
            <text:p>83.55695</text:p>
          </table:table-cell>
          <table:table-cell office:value-type="float" office:value="-29.25638">
            <text:p>-29.25638</text:p>
          </table:table-cell>
          <table:table-cell office:value-type="float" office:value="6175.0">
            <text:p>6175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135">
            <text:p>AAR-11135</text:p>
          </table:table-cell>
          <table:table-cell office:value-type="float" office:value="83.44288">
            <text:p>83.44288</text:p>
          </table:table-cell>
          <table:table-cell office:value-type="float" office:value="-27.91167">
            <text:p>-27.91167</text:p>
          </table:table-cell>
          <table:table-cell office:value-type="float" office:value="6378.0">
            <text:p>6378.0</text:p>
          </table:table-cell>
          <table:table-cell office:value-type="float" office:value="49.0">
            <text:p>49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05">
            <text:p>AAR-11905</text:p>
          </table:table-cell>
          <table:table-cell office:value-type="float" office:value="83.41203">
            <text:p>83.41203</text:p>
          </table:table-cell>
          <table:table-cell office:value-type="float" office:value="-25.63628">
            <text:p>-25.63628</text:p>
          </table:table-cell>
          <table:table-cell office:value-type="float" office:value="9255.0">
            <text:p>9255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5.2">
            <text:p>5.2</text:p>
          </table:table-cell>
          <table:table-cell office:value-type="float" office:value="5.2">
            <text:p>5.2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06">
            <text:p>AAR-11906</text:p>
          </table:table-cell>
          <table:table-cell office:value-type="float" office:value="83.42318">
            <text:p>83.42318</text:p>
          </table:table-cell>
          <table:table-cell office:value-type="float" office:value="-25.82528">
            <text:p>-25.82528</text:p>
          </table:table-cell>
          <table:table-cell office:value-type="float" office:value="8806.0">
            <text:p>8806.0</text:p>
          </table:table-cell>
          <table:table-cell office:value-type="float" office:value="48.0">
            <text:p>48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284">
            <text:p>LuS-7284</text:p>
          </table:table-cell>
          <table:table-cell office:value-type="float" office:value="83.56493">
            <text:p>83.56493</text:p>
          </table:table-cell>
          <table:table-cell office:value-type="float" office:value="-29.44367">
            <text:p>-29.44367</text:p>
          </table:table-cell>
          <table:table-cell office:value-type="float" office:value="6505.0">
            <text:p>6505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69">
            <text:p>LuS-7469</text:p>
          </table:table-cell>
          <table:table-cell office:value-type="float" office:value="83.58128">
            <text:p>83.58128</text:p>
          </table:table-cell>
          <table:table-cell office:value-type="float" office:value="-32.21093">
            <text:p>-32.21093</text:p>
          </table:table-cell>
          <table:table-cell office:value-type="float" office:value="9135.0">
            <text:p>9135.0</text:p>
          </table:table-cell>
          <table:table-cell office:value-type="float" office:value="120.0">
            <text:p>120.0</text:p>
          </table:table-cell>
          <table:table-cell office:value-type="string" office:value="terrestrial plant detritus">
            <text:p>terrestrial plant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06.8">
            <text:p>106.8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471">
            <text:p>LuS-7471</text:p>
          </table:table-cell>
          <table:table-cell office:value-type="float" office:value="83.53597">
            <text:p>83.53597</text:p>
          </table:table-cell>
          <table:table-cell office:value-type="float" office:value="-32.17235">
            <text:p>-32.17235</text:p>
          </table:table-cell>
          <table:table-cell office:value-type="float" office:value="4495.0">
            <text:p>4495.0</text:p>
          </table:table-cell>
          <table:table-cell office:value-type="float" office:value="50.0">
            <text:p>50.0</text:p>
          </table:table-cell>
          <table:table-cell office:value-type="string" office:value="terrestrial plant detritus">
            <text:p>terrestrial plant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8.7">
            <text:p>18.7</text:p>
          </table:table-cell>
          <table:table-cell office:value-type="float" office:value="3.74">
            <text:p>3.74</text:p>
          </table:table-cell>
          <table:table-cell office:value-type="float" office:value="3.74">
            <text:p>3.74</text:p>
          </table:table-cell>
          <table:table-cell office:value-type="string" office:value="MollerEtal2010,FunderEtal2011">
            <text:p>MollerEtal2010,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7">
            <text:p>LuS-7727</text:p>
          </table:table-cell>
          <table:table-cell office:value-type="float" office:value="83.65587">
            <text:p>83.65587</text:p>
          </table:table-cell>
          <table:table-cell office:value-type="float" office:value="-31.21442">
            <text:p>-31.21442</text:p>
          </table:table-cell>
          <table:table-cell office:value-type="float" office:value="3485.0">
            <text:p>3485.0</text:p>
          </table:table-cell>
          <table:table-cell office:value-type="float" office:value="50.0">
            <text:p>50.0</text:p>
          </table:table-cell>
          <table:table-cell office:value-type="string" office:value="Larix">
            <text:p>Larix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0">
            <text:p>5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8">
            <text:p>LuS-7728</text:p>
          </table:table-cell>
          <table:table-cell office:value-type="float" office:value="83.65375">
            <text:p>83.65375</text:p>
          </table:table-cell>
          <table:table-cell office:value-type="float" office:value="-31.34205">
            <text:p>-31.34205</text:p>
          </table:table-cell>
          <table:table-cell office:value-type="float" office:value="3060.0">
            <text:p>306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134">
            <text:p>AAR-11134</text:p>
          </table:table-cell>
          <table:table-cell office:value-type="float" office:value="83.63667">
            <text:p>83.63667</text:p>
          </table:table-cell>
          <table:table-cell office:value-type="float" office:value="-31.52122">
            <text:p>-31.52122</text:p>
          </table:table-cell>
          <table:table-cell office:value-type="float" office:value="595.0">
            <text:p>595.0</text:p>
          </table:table-cell>
          <table:table-cell office:value-type="float" office:value="37.0">
            <text:p>37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22">
            <text:p>LuS-7722</text:p>
          </table:table-cell>
          <table:table-cell office:value-type="float" office:value="83.65077">
            <text:p>83.65077</text:p>
          </table:table-cell>
          <table:table-cell office:value-type="float" office:value="-31.43543">
            <text:p>-31.43543</text:p>
          </table:table-cell>
          <table:table-cell office:value-type="float" office:value="140.0">
            <text:p>140.0</text:p>
          </table:table-cell>
          <table:table-cell office:value-type="float" office:value="45.0">
            <text:p>45.0</text:p>
          </table:table-cell>
          <table:table-cell office:value-type="string" office:value="Picea">
            <text:p>Pice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LuS-7797">
            <text:p>LuS-7797</text:p>
          </table:table-cell>
          <table:table-cell office:value-type="float" office:value="83.61093">
            <text:p>83.61093</text:p>
          </table:table-cell>
          <table:table-cell office:value-type="float" office:value="-30.56612">
            <text:p>-30.56612</text:p>
          </table:table-cell>
          <table:table-cell office:value-type="float" office:value="8940.0">
            <text:p>8940.0</text:p>
          </table:table-cell>
          <table:table-cell office:value-type="float" office:value="70.0">
            <text:p>70.0</text:p>
          </table:table-cell>
          <table:table-cell office:value-type="string" office:value="plant">
            <text:p>pla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0242">
            <text:p>AAR-10242</text:p>
          </table:table-cell>
          <table:table-cell office:value-type="float" office:value="83.65">
            <text:p>83.65</text:p>
          </table:table-cell>
          <table:table-cell office:value-type="float" office:value="-31.05">
            <text:p>-31.05</text:p>
          </table:table-cell>
          <table:table-cell office:value-type="float" office:value="33900.0">
            <text:p>33900.0</text:p>
          </table:table-cell>
          <table:table-cell office:value-type="float" office:value="600.0">
            <text:p>600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6.4">
            <text:p>6.4</text:p>
          </table:table-cell>
          <table:table-cell office:value-type="float" office:value="6.4">
            <text:p>6.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136">
            <text:p>AAR-11136</text:p>
          </table:table-cell>
          <table:table-cell office:value-type="float" office:value="83.61005">
            <text:p>83.61005</text:p>
          </table:table-cell>
          <table:table-cell office:value-type="float" office:value="-30.47833">
            <text:p>-30.47833</text:p>
          </table:table-cell>
          <table:table-cell office:value-type="float" office:value="7112.0">
            <text:p>7112.0</text:p>
          </table:table-cell>
          <table:table-cell office:value-type="float" office:value="47.0">
            <text:p>47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07">
            <text:p>AAR-11907</text:p>
          </table:table-cell>
          <table:table-cell office:value-type="float" office:value="83.4403">
            <text:p>83.4403</text:p>
          </table:table-cell>
          <table:table-cell office:value-type="float" office:value="-25.84162">
            <text:p>-25.84162</text:p>
          </table:table-cell>
          <table:table-cell office:value-type="float" office:value="9268.0">
            <text:p>9268.0</text:p>
          </table:table-cell>
          <table:table-cell office:value-type="float" office:value="49.0">
            <text:p>49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08">
            <text:p>AAR-11908</text:p>
          </table:table-cell>
          <table:table-cell office:value-type="float" office:value="83.43093">
            <text:p>83.43093</text:p>
          </table:table-cell>
          <table:table-cell office:value-type="float" office:value="-25.97575">
            <text:p>-25.97575</text:p>
          </table:table-cell>
          <table:table-cell office:value-type="float" office:value="9593.0">
            <text:p>9593.0</text:p>
          </table:table-cell>
          <table:table-cell office:value-type="float" office:value="48.0">
            <text:p>48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2.4000000000000004">
            <text:p>2.4000000000000004</text:p>
          </table:table-cell>
          <table:table-cell office:value-type="float" office:value="2.4000000000000004">
            <text:p>2.4000000000000004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10">
            <text:p>AAR-11910</text:p>
          </table:table-cell>
          <table:table-cell office:value-type="float" office:value="83.41677">
            <text:p>83.41677</text:p>
          </table:table-cell>
          <table:table-cell office:value-type="float" office:value="-25.69437">
            <text:p>-25.69437</text:p>
          </table:table-cell>
          <table:table-cell office:value-type="float" office:value="9398.0">
            <text:p>9398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4.800000000000001">
            <text:p>4.800000000000001</text:p>
          </table:table-cell>
          <table:table-cell office:value-type="float" office:value="4.800000000000001">
            <text:p>4.800000000000001</text:p>
          </table:table-cell>
          <table:table-cell office:value-type="string" office:value="FunderEtal2011">
            <text:p>FunderEtal2011</text:p>
          </table:table-cell>
        </table:table-row>
        <table:table-row>
          <table:table-cell office:value-type="string" office:value="Cape_Morris_Jesup">
            <text:p>Cape_Morris_Jesup</text:p>
          </table:table-cell>
          <table:table-cell office:value-type="string" office:value="radiocarbon">
            <text:p>radiocarbon</text:p>
          </table:table-cell>
          <table:table-cell office:value-type="string" office:value="AAR-11909">
            <text:p>AAR-11909</text:p>
          </table:table-cell>
          <table:table-cell office:value-type="float" office:value="83.4223">
            <text:p>83.4223</text:p>
          </table:table-cell>
          <table:table-cell office:value-type="float" office:value="-25.90527">
            <text:p>-25.90527</text:p>
          </table:table-cell>
          <table:table-cell office:value-type="float" office:value="9190.0">
            <text:p>919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5.4">
            <text:p>5.4</text:p>
          </table:table-cell>
          <table:table-cell office:value-type="float" office:value="5.4">
            <text:p>5.4</text:p>
          </table:table-cell>
          <table:table-cell office:value-type="string" office:value="FunderEtal2011">
            <text:p>Funder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